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fo:min-height="1.7cm"/>
    </style:style>
    <style:style style:name="gr3" style:family="graphic" style:parent-style-name="standard">
      <style:graphic-properties draw:stroke="none" svg:stroke-color="#000000" draw:fill="none" draw:fill-color="#ffffff" fo:min-height="1.2cm"/>
    </style:style>
    <style:style style:name="gr4" style:family="graphic" style:parent-style-name="standard">
      <style:graphic-properties draw:stroke="none" svg:stroke-color="#000000" draw:fill="none" draw:fill-color="#ffffff" fo:min-height="1.4cm"/>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draw:stroke="none" svg:stroke-color="#000000" draw:fill="none" draw:fill-color="#ffffff" fo:min-height="1.3cm"/>
    </style:style>
    <style:style style:name="gr7" style:family="graphic" style:parent-style-name="standard">
      <style:graphic-properties draw:stroke="none" svg:stroke-color="#000000" draw:fill="none" draw:fill-color="#ffffff" fo:min-height="1.458cm"/>
    </style:style>
    <style:style style:name="gr8" style:family="graphic" style:parent-style-name="standard">
      <style:graphic-properties draw:stroke="none" svg:stroke-color="#000000" draw:fill="none" draw:fill-color="#ffffff" fo:min-height="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path draw:style-name="gr1" draw:text-style-name="P1" draw:layer="layout" svg:width="7.414cm" svg:height="4.64cm" draw:transform="rotate (-0.2771582852167) translate (8.63942273386294cm 1.01577130870016cm)" svg:viewBox="0 0 7415 4641" svg:d="m8 1775c488 17 929-229 1395-333 424-94 838-238 1257-357 429-122 858-244 1288-367 438-124 878-249 1317-374 379-108 760-211 1137-324 416-124 545 356 723 603 189 265 257 578 285 890 35 383-114 763-352 1039-306 357 274 771-321 1030-326 141-651 285-993 380-333 92-671 221-1014 190-335-29-662-212-1009-133s-721 23-1051 170c-324 144-748 85-1010 319-412 367-801-93-576-547 148-299-170-643-243-967-79-349-359-591-593-834l-176-275-72-140z">
          <text:p/>
        </draw:path>
        <draw:path draw:style-name="gr1" draw:text-style-name="P1" draw:layer="layout" svg:width="5.756cm" svg:height="8.273cm" draw:transform="rotate (-2.03610110537659) translate (17.4439498057225cm 14.1148532790835cm)" svg:viewBox="0 0 5757 8274" svg:d="m2439 8258c392 99 636-275 931-433 440-236 648-731 1001-1060 313-292 392-666 736-962 267-229 935 112 514-571-265-430-504-850-823-1224-319-372-708-697-948-1126-173-309-448-559-392-987 45-347-28-710-140-1044-102-303-159-746-490-834-331-89-654 199-988 252-336 53-589 236-918 321-301 78-633 184-835 419-284 330 204 701 365 1002 204 384 391 779 586 1168 224 446 447 891 670 1335 144 287 289 576 433 863 163 324 349 639 489 974 137 326 382 575 572 862l196 319 168 265 14 28">
          <text:p/>
        </draw:path>
        <draw:path draw:style-name="gr1" draw:text-style-name="P1" draw:layer="layout" svg:width="3.326cm" svg:height="2.564cm" draw:transform="rotate (-1.46049151806886) translate (6.84101596161242cm 2.59586192215083cm)" svg:viewBox="0 0 3327 2565" svg:d="m0 2436c406 129 766-61 1192-24 380 33 747 78 1121 61 310-14 899 362 849-313-27-357 374-551 13-969-207-240 13-608-79-980-81-324-649 43-970-14-310-55-618-41-931-72-231-22-746-371-711 204 20 338-195 642-234 976-37 319-71 641-106 960l7 219">
          <text:p/>
        </draw:path>
        <draw:path draw:style-name="gr1" draw:text-style-name="P1" draw:layer="layout" svg:width="2.913cm" svg:height="2.766cm" draw:transform="rotate (-1.5707963267949) translate (7.96917244475153cm 13.958cm)" svg:viewBox="0 0 2914 2767" svg:d="m156 2766c339 11 656-125 996-125 381 0 705-275 1089-249 281 19 776 15 654-498-103-432-8-893 0-1338 7-376-400-643-778-530-330 99-682 114-1027 125-326 11-671-86-934 93-319 217 26 693-93 1059-110 338-22 706-32 1058l-31 311 249 94z">
          <text:p/>
        </draw:path>
        <draw:path draw:style-name="gr1" draw:text-style-name="P1" draw:layer="layout" svg:width="1.871cm" svg:height="0.699cm" draw:transform="rotate (-0.323933109170148) translate (2.96162068206624cm 1.85323814684695cm)" svg:viewBox="0 0 1872 700" svg:d="m0 15c431-82 803 197 1172 361l364 108 336 216v0">
          <text:p/>
        </draw:path>
        <draw:path draw:style-name="gr1" draw:text-style-name="P1" draw:layer="layout" svg:width="0.746cm" svg:height="0.878cm" draw:transform="rotate (-1.15087010876506) translate (4.295cm 2.397cm)" svg:viewBox="0 0 747 879" svg:d="m0 0c268 40 894-96 716 456l-98 297-329 126">
          <text:p/>
        </draw:path>
        <draw:path draw:style-name="gr1" draw:text-style-name="P1" draw:layer="layout" svg:width="1.342cm" svg:height="0.8cm" draw:transform="rotate (0.785398163397448) translate (6.82599645148592cm 3.15299645148592cm)" svg:viewBox="0 0 1343 801" svg:d="m0 31c382-112 753 94 1013 352l241 242 89 176">
          <text:p/>
        </draw:path>
        <draw:path draw:style-name="gr1" draw:text-style-name="P1" draw:layer="layout" svg:width="0.992cm" svg:height="0.417cm" draw:transform="rotate (-1.78791528574299) translate (8.59527507488078cm 2.41744606354773cm)" svg:viewBox="0 0 993 418" svg:d="m0 387c334-1 670-32 993-123l-249-264-291 128-159 290">
          <text:p/>
        </draw:path>
        <draw:path draw:style-name="gr1" draw:text-style-name="P1" draw:layer="layout" svg:width="1.276cm" svg:height="0.451cm" draw:transform="rotate (0.588874089622887) translate (7.68846887827783cm 14.105718962929cm)" svg:viewBox="0 0 1277 452" svg:d="m0 10c341-17 714-34 1018 156l225 224 34 62">
          <text:p/>
        </draw:path>
        <draw:path draw:style-name="gr1" draw:text-style-name="P1" draw:layer="layout" svg:width="1.126cm" svg:height="0.529cm" draw:transform="rotate (-1.98932628142314) translate (9.38456799226013cm 13.4126150664344cm)" svg:viewBox="0 0 1127 530" svg:d="m0 420c338-13 803 216 1021-80 419-570-541-313-557-25l-176 215">
          <text:p/>
        </draw:path>
        <draw:path draw:style-name="gr1" draw:text-style-name="P1" draw:layer="layout" svg:width="0.794cm" svg:height="0.794cm" draw:transform="rotate (-2.5551620249197) translate (6.261407759818cm 4.53121439145326cm)" svg:viewBox="0 0 795 795" svg:d="m435 198c651-218 262 577 53 596-326 28-641-455-407-794l310 95 113 112z">
          <text:p/>
        </draw:path>
        <draw:path draw:style-name="gr1" draw:text-style-name="P1" draw:layer="layout" svg:width="2.8cm" svg:height="0.167cm" draw:transform="rotate (-1.5707963267949) translate (10.5332749641842cm 2.864cm)" svg:viewBox="0 0 2801 168" svg:d="m0 12c390-56 762 98 1151 94 320-3 643 0 965 0l311 62 312-31h62">
          <text:p/>
        </draw:path>
        <draw:path draw:style-name="gr1" draw:text-style-name="P1" draw:layer="layout" svg:width="3.423cm" svg:height="0.493cm" draw:transform="rotate (-1.5707963267949) translate (13.1209170738945cm 2.895cm)" svg:viewBox="0 0 3424 494" svg:d="m0 17c346-76 650 129 996 124 347-5 633 244 965 312 306 63 624 47 934 0h342l187-32">
          <text:p/>
        </draw:path>
        <draw:path draw:style-name="gr1" draw:text-style-name="P1" draw:layer="layout" svg:width="2.733cm" svg:height="0.942cm" draw:transform="rotate (-1.06395271201574) translate (10.8011415475336cm 13.7254856365574cm)" svg:viewBox="0 0 2734 943" svg:d="m0 30c405-124 700 171 1062 269 312 85 640 152 904 359l272 151 287 124 209 10">
          <text:p/>
        </draw:path>
        <draw:path draw:style-name="gr1" draw:text-style-name="P1" draw:layer="layout" svg:width="2.644cm" svg:height="0.279cm" draw:transform="rotate (-1.5707963267949) translate (14.137cm 13.772cm)" svg:viewBox="0 0 2645 280" svg:d="m0 0c332 16 665-22 996 62 303 77 621 21 933 31l312 32 311 93 93 62">
          <text:p/>
        </draw:path>
        <draw:frame draw:style-name="gr2" draw:layer="layout" svg:width="0.8cm" svg:height="1.95cm" svg:x="9.4cm" svg:y="3.25cm">
          <draw:text-box>
            <text:p>A</text:p>
          </draw:text-box>
        </draw:frame>
        <draw:frame draw:style-name="gr3" draw:layer="layout" svg:width="1.1cm" svg:height="1.45cm" svg:x="10.9cm" svg:y="3.8cm">
          <draw:text-box>
            <text:p>S</text:p>
          </draw:text-box>
        </draw:frame>
        <draw:frame draw:style-name="gr4" draw:layer="layout" svg:width="1.1cm" svg:height="1.65cm" svg:x="13.4cm" svg:y="3.9cm">
          <draw:text-box>
            <text:p>T</text:p>
          </draw:text-box>
        </draw:frame>
        <draw:frame draw:style-name="gr5" draw:layer="layout" svg:width="1cm" svg:height="1.25cm" svg:x="9.848cm" svg:y="14.858cm">
          <draw:text-box>
            <text:p>E</text:p>
          </draw:text-box>
        </draw:frame>
        <draw:frame draw:style-name="gr6" draw:layer="layout" svg:width="1.4cm" svg:height="1.55cm" svg:x="12.048cm" svg:y="14.458cm">
          <draw:text-box>
            <text:p>R</text:p>
          </draw:text-box>
        </draw:frame>
        <draw:frame draw:style-name="gr3" draw:layer="layout" svg:width="1cm" svg:height="1.45cm" svg:x="14.648cm" svg:y="14.458cm">
          <draw:text-box>
            <text:p>O</text:p>
          </draw:text-box>
        </draw:frame>
        <draw:path draw:style-name="gr1" draw:text-style-name="P1" draw:layer="layout" svg:width="3.59cm" svg:height="2.781cm" draw:transform="rotate (-1.01403629540871) translate (7.30643162594715cm 16.8355347709331cm)" svg:viewBox="0 0 3591 2782" svg:d="m241 2297c387-15 776-66 1165-45 339 19 598 260 918 352 328 94 873 356 1035-16 146-336-96-800 131-1091 283-365-92-630-335-759-294-156-597-323-812-580-332-396-666 49-796 275-190 334-391 664-635 962l-444 420-273 380-195 135">
          <text:p/>
        </draw:path>
        <draw:path draw:style-name="gr1" draw:text-style-name="P1" draw:layer="layout" svg:width="5.783cm" svg:height="7.065cm" draw:transform="skewX (-5.2008727157661E-017) rotate (-1.16587994033221) translate (16.1804197391512cm 15.8010817615522cm)" svg:viewBox="0 0 5784 7066" svg:d="m0 6237c407 8 785 175 1185 237 520 79 1001 355 1529 384 364 20 784 470 1058-20 207-370 335-782 503-1173 175-409 351-819 527-1230 180-419 332-853 540-1259 161-315 141-679 318-981 185-316 172-702-102-1027-228-269-477-448-747-624-263-172-533-333-822-454-341-142-533 11-981-82-476-99-444 736-646 1111-256 475-446 985-638 1488-145 381-373 728-363 1166 9 428-274 781-405 1181-111 338-248 666-331 1009l-98 229">
          <text:p/>
        </draw:path>
        <draw:path draw:style-name="gr1" draw:text-style-name="P1" draw:layer="layout" svg:width="3.244cm" svg:height="0.299cm" draw:transform="rotate (-1.46049151806886) translate (13.1463618256088cm 18.6894061544264cm)" svg:viewBox="0 0 3245 300" svg:d="m0 5c355 71 701-60 1062 24 332 78 690 35 1017 144 297 100 625 187 932 72l234-131">
          <text:p/>
        </draw:path>
        <draw:path draw:style-name="gr1" draw:text-style-name="P1" draw:layer="layout" svg:width="3.309cm" svg:height="0.404cm" draw:transform="rotate (-1.46049151806886) translate (15.4509309417398cm 18.4057989827534cm)" svg:viewBox="0 0 3310 405" svg:d="m0 38c353-25 721-82 1062 23 326 101 653 128 983 172 307 42 618 69 928 103l313 4 24 65">
          <text:p/>
        </draw:path>
        <draw:frame draw:style-name="gr7" draw:layer="layout" svg:width="1.452cm" svg:height="1.708cm" svg:x="11.448cm" svg:y="19.7cm">
          <draw:text-box>
            <text:p>I</text:p>
          </draw:text-box>
        </draw:frame>
        <draw:frame draw:style-name="gr8" draw:layer="layout" svg:width="1.1cm" svg:height="1.85cm" svg:x="13.748cm" svg:y="19.258cm">
          <draw:text-box>
            <text:p>D</text:p>
          </draw:text-box>
        </draw:frame>
        <draw:frame draw:style-name="gr3" draw:layer="layout" svg:width="0.9cm" svg:height="1.45cm" svg:x="15.948cm" svg:y="19.258cm">
          <draw:text-box>
            <text:p>E</text:p>
          </draw:text-box>
        </draw:frame>
        <draw:path draw:style-name="gr1" draw:text-style-name="P1" draw:layer="layout" svg:width="2.052cm" svg:height="1.105cm" draw:transform="rotate (0.321664181142555) translate (8.49298217696846cm 18.3399430596814cm)" svg:viewBox="0 0 2053 1106" svg:d="m0 13c399-56 789 87 1182 133 485 58 690 523 860 881l11 79">
          <text:p/>
        </draw:path>
        <draw:path draw:style-name="gr1" draw:text-style-name="P1" draw:layer="layout" svg:width="1.201cm" svg:height="1.383cm" draw:transform="rotate (-0.127059969545188) translate (10.4159344164853cm 17.4561888182686cm)" svg:viewBox="0 0 1202 1384" svg:d="m0 1223c387-89 931 378 1142 32 230-376-268-829-440-1224l-41-31">
          <text:p/>
        </draw:path>
        <draw:path draw:style-name="gr1" draw:text-style-name="P1" draw:layer="layout" svg:width="2.794cm" svg:height="0.427cm" draw:transform="rotate (-0.359537825910833) translate (2.50050699305072cm 13.0236511668478cm)" svg:viewBox="0 0 2795 428" svg:d="m0 1c472-20 896 181 1350 285 367 83 850 300 1149-55l296-112">
          <text:p/>
        </draw:path>
        <draw:path draw:style-name="gr1" draw:text-style-name="P1" draw:layer="layout" svg:width="1.146cm" svg:height="0.952cm" draw:transform="rotate (-0.783827367070654) translate (4.70789752554391cm 13.4980367196018cm)" svg:viewBox="0 0 1147 953" svg:d="m0 30c465-138 797 238 1147 450l-325 175-275 224-24 74">
          <text:p/>
        </draw:path>
        <draw:path draw:style-name="gr1" draw:text-style-name="P1" draw:layer="layout" svg:width="0.942cm" svg:height="1.211cm" draw:transform="rotate (-2.5535912285929) translate (7.15460866296808cm 15.7899279744307cm)" svg:viewBox="0 0 943 1212" svg:d="m304 176c562-264 727 520 597 822-185 431-917 149-901-303l98-401 196-294 216 59">
          <text:p/>
        </draw:path>
        <draw:path draw:style-name="gr1" draw:text-style-name="P1" draw:layer="layout" svg:width="0.82cm" svg:height="1.31cm" draw:transform="rotate (0.140848070635942) translate (6.68201567969508cm 19.2624158893719cm)" svg:viewBox="0 0 821 1311" svg:d="m0 363c416 276 882-976 814 44l-50 349-49 350-66 205">
          <text:p/>
        </draw:path>
        <draw:path draw:style-name="gr1" draw:text-style-name="P1" draw:layer="layout" svg:width="3.59cm" svg:height="2.781cm" draw:transform="rotate (-1.01403629540871) translate (7.18543162594715cm 22.1535347709331cm)" svg:viewBox="0 0 3591 2782" svg:d="m241 2297c387-15 776-66 1165-45 339 19 598 260 918 352 328 94 873 356 1035-16 146-336-96-800 131-1091 283-365-92-630-335-759-294-156-597-323-812-580-332-396-666 49-796 275-190 334-391 664-635 962l-444 420-273 380-195 135">
          <text:p/>
        </draw:path>
        <draw:path draw:style-name="gr1" draw:text-style-name="P1" draw:layer="layout" svg:width="5.783cm" svg:height="7.065cm" draw:transform="skewX (3.15346026454453E-017) rotate (-1.16587994033221) translate (16.0594197391512cm 21.1190817615522cm)" svg:viewBox="0 0 5784 7066" svg:d="m0 6237c407 8 785 175 1185 237 520 79 1001 355 1529 384 364 20 784 470 1058-20 207-370 335-782 503-1173 175-409 351-819 527-1230 180-419 332-853 540-1259 161-315 141-679 318-981 185-316 172-702-102-1027-228-269-477-448-747-624-263-172-533-333-822-454-341-142-533 11-981-82-476-99-444 736-646 1111-256 475-446 985-638 1488-145 381-373 728-363 1166 9 428-274 781-405 1181-111 338-248 666-331 1009l-98 229">
          <text:p/>
        </draw:path>
        <draw:path draw:style-name="gr1" draw:text-style-name="P1" draw:layer="layout" svg:width="3.244cm" svg:height="0.299cm" draw:transform="rotate (-1.46049151806886) translate (13.0253618256088cm 24.0074061544264cm)" svg:viewBox="0 0 3245 300" svg:d="m0 5c355 71 701-60 1062 24 332 78 690 35 1017 144 297 100 625 187 932 72l234-131">
          <text:p/>
        </draw:path>
        <draw:path draw:style-name="gr1" draw:text-style-name="P1" draw:layer="layout" svg:width="3.309cm" svg:height="0.404cm" draw:transform="rotate (-1.46049151806886) translate (15.3299309417398cm 23.7237989827534cm)" svg:viewBox="0 0 3310 405" svg:d="m0 38c353-25 721-82 1062 23 326 101 653 128 983 172 307 42 618 69 928 103l313 4 24 65">
          <text:p/>
        </draw:path>
        <draw:frame draw:style-name="gr2" draw:layer="layout" svg:width="1.2cm" svg:height="1.95cm" svg:x="11.327cm" svg:y="24.776cm">
          <draw:text-box>
            <text:p>I</text:p>
          </draw:text-box>
        </draw:frame>
        <draw:frame draw:style-name="gr8" draw:layer="layout" svg:width="1.1cm" svg:height="1.85cm" svg:x="13.627cm" svg:y="24.576cm">
          <draw:text-box>
            <text:p>D</text:p>
          </draw:text-box>
        </draw:frame>
        <draw:frame draw:style-name="gr3" draw:layer="layout" svg:width="0.9cm" svg:height="1.45cm" svg:x="15.827cm" svg:y="24.576cm">
          <draw:text-box>
            <text:p>E</text:p>
          </draw:text-box>
        </draw:frame>
        <draw:path draw:style-name="gr1" draw:text-style-name="P1" draw:layer="layout" svg:width="2.052cm" svg:height="1.105cm" draw:transform="rotate (0.321664181142555) translate (8.37198217696846cm 23.6579430596814cm)" svg:viewBox="0 0 2053 1106" svg:d="m0 13c399-56 789 87 1182 133 485 58 690 523 860 881l11 79">
          <text:p/>
        </draw:path>
        <draw:path draw:style-name="gr1" draw:text-style-name="P1" draw:layer="layout" svg:width="1.201cm" svg:height="1.383cm" draw:transform="rotate (-0.127059969545188) translate (10.2949344164853cm 22.7741888182686cm)" svg:viewBox="0 0 1202 1384" svg:d="m0 1223c387-89 931 378 1142 32 230-376-268-829-440-1224l-41-31">
          <text:p/>
        </draw:path>
        <draw:path draw:style-name="gr1" draw:text-style-name="P1" draw:layer="layout" svg:width="1.603cm" svg:height="1.174cm" draw:transform="rotate (-0.542099265669439) translate (6.77992656666791cm 24.2598581996347cm)" svg:viewBox="0 0 1604 1175" svg:d="m0 21c405 6 1342-156 1228 331-87 368-346 1192 177 635l199-285">
          <text:p/>
        </draw:path>
        <draw:path draw:style-name="gr1" draw:text-style-name="P1" draw:layer="layout" svg:width="3.59cm" svg:height="2.781cm" draw:transform="rotate (-1.01403629540871) translate (5.83743162594715cm 5.4955347709331cm)" svg:viewBox="0 0 3591 2782" svg:d="m241 2297c387-15 776-66 1165-45 339 19 598 260 918 352 328 94 873 356 1035-16 146-336-96-800 131-1091 283-365-92-630-335-759-294-156-597-323-812-580-332-396-666 49-796 275-190 334-391 664-635 962l-444 420-273 380-195 135">
          <text:p/>
        </draw:path>
        <draw:path draw:style-name="gr1" draw:text-style-name="P1" draw:layer="layout" svg:width="5.783cm" svg:height="7.065cm" draw:transform="rotate (-1.16587994033221) translate (14.7114197391512cm 4.46108176155222cm)" svg:viewBox="0 0 5784 7066" svg:d="m0 6237c407 8 785 175 1185 237 520 79 1001 355 1529 384 364 20 784 470 1058-20 207-370 335-782 503-1173 175-409 351-819 527-1230 180-419 332-853 540-1259 161-315 141-679 318-981 185-316 172-702-102-1027-228-269-477-448-747-624-263-172-533-333-822-454-341-142-533 11-981-82-476-99-444 736-646 1111-256 475-446 985-638 1488-145 381-373 728-363 1166 9 428-274 781-405 1181-111 338-248 666-331 1009l-98 229">
          <text:p/>
        </draw:path>
        <draw:path draw:style-name="gr1" draw:text-style-name="P1" draw:layer="layout" svg:width="3.244cm" svg:height="0.299cm" draw:transform="rotate (-1.46049151806886) translate (11.6773618256088cm 7.3494061544264cm)" svg:viewBox="0 0 3245 300" svg:d="m0 5c355 71 701-60 1062 24 332 78 690 35 1017 144 297 100 625 187 932 72l234-131">
          <text:p/>
        </draw:path>
        <draw:path draw:style-name="gr1" draw:text-style-name="P1" draw:layer="layout" svg:width="3.309cm" svg:height="0.404cm" draw:transform="rotate (-1.46049151806886) translate (13.9819309417398cm 7.0657989827534cm)" svg:viewBox="0 0 3310 405" svg:d="m0 38c353-25 721-82 1062 23 326 101 653 128 983 172 307 42 618 69 928 103l313 4 24 65">
          <text:p/>
        </draw:path>
        <draw:frame draw:style-name="gr2" draw:layer="layout" svg:width="1.2cm" svg:height="1.95cm" svg:x="9.979cm" svg:y="8.118cm">
          <draw:text-box>
            <text:p>I</text:p>
          </draw:text-box>
        </draw:frame>
        <draw:frame draw:style-name="gr8" draw:layer="layout" svg:width="1.1cm" svg:height="1.85cm" svg:x="12.279cm" svg:y="7.918cm">
          <draw:text-box>
            <text:p>D</text:p>
          </draw:text-box>
        </draw:frame>
        <draw:frame draw:style-name="gr3" draw:layer="layout" svg:width="0.9cm" svg:height="1.45cm" svg:x="14.479cm" svg:y="7.918cm">
          <draw:text-box>
            <text:p>E</text:p>
          </draw:text-box>
        </draw:frame>
        <draw:path draw:style-name="gr1" draw:text-style-name="P1" draw:layer="layout" svg:width="2.052cm" svg:height="1.105cm" draw:transform="rotate (0.321664181142555) translate (7.02398217696846cm 6.9999430596814cm)" svg:viewBox="0 0 2053 1106" svg:d="m0 13c399-56 789 87 1182 133 485 58 690 523 860 881l11 79">
          <text:p/>
        </draw:path>
        <draw:path draw:style-name="gr1" draw:text-style-name="P1" draw:layer="layout" svg:width="1.201cm" svg:height="1.383cm" draw:transform="rotate (-0.127059969545188) translate (8.9469344164853cm 6.1161888182686cm)" svg:viewBox="0 0 1202 1384" svg:d="m0 1223c387-89 931 378 1142 32 230-376-268-829-440-1224l-41-31">
          <text:p/>
        </draw:path>
        <draw:path draw:style-name="gr1" draw:text-style-name="P1" draw:layer="layout" svg:width="0.82cm" svg:height="1.31cm" draw:transform="rotate (0.140848070635942) translate (5.21301567969508cm 7.9224158893719cm)" svg:viewBox="0 0 821 1311" svg:d="m0 363c416 276 882-976 814 44l-50 349-49 350-66 205">
          <text:p/>
        </draw:path>
        <draw:path draw:style-name="gr1" draw:text-style-name="P1" draw:layer="layout" svg:width="3.59cm" svg:height="2.781cm" draw:transform="rotate (-1.01403629540871) translate (7.67843162594715cm 26.9955347709331cm)" svg:viewBox="0 0 3591 2782" svg:d="m241 2297c387-15 776-66 1165-45 339 19 598 260 918 352 328 94 873 356 1035-16 146-336-96-800 131-1091 283-365-92-630-335-759-294-156-597-323-812-580-332-396-666 49-796 275-190 334-391 664-635 962l-444 420-273 380-195 135">
          <text:p/>
        </draw:path>
        <draw:path draw:style-name="gr1" draw:text-style-name="P1" draw:layer="layout" svg:width="5.783cm" svg:height="7.065cm" draw:transform="skewX (-5.2008727157661E-017) rotate (-1.16587994033221) translate (16.5524197391512cm 25.9610817615522cm)" svg:viewBox="0 0 5784 7066" svg:d="m0 6237c407 8 785 175 1185 237 520 79 1001 355 1529 384 364 20 784 470 1058-20 207-370 335-782 503-1173 175-409 351-819 527-1230 180-419 332-853 540-1259 161-315 141-679 318-981 185-316 172-702-102-1027-228-269-477-448-747-624-263-172-533-333-822-454-341-142-533 11-981-82-476-99-444 736-646 1111-256 475-446 985-638 1488-145 381-373 728-363 1166 9 428-274 781-405 1181-111 338-248 666-331 1009l-98 229">
          <text:p/>
        </draw:path>
        <draw:path draw:style-name="gr1" draw:text-style-name="P1" draw:layer="layout" svg:width="3.244cm" svg:height="0.299cm" draw:transform="rotate (-1.46049151806886) translate (13.5183618256088cm 28.8494061544264cm)" svg:viewBox="0 0 3245 300" svg:d="m0 5c355 71 701-60 1062 24 332 78 690 35 1017 144 297 100 625 187 932 72l234-131">
          <text:p/>
        </draw:path>
        <draw:path draw:style-name="gr1" draw:text-style-name="P1" draw:layer="layout" svg:width="3.309cm" svg:height="0.404cm" draw:transform="rotate (-1.46049151806886) translate (15.8229309417398cm 28.5657989827534cm)" svg:viewBox="0 0 3310 405" svg:d="m0 38c353-25 721-82 1062 23 326 101 653 128 983 172 307 42 618 69 928 103l313 4 24 65">
          <text:p/>
        </draw:path>
        <draw:frame draw:style-name="gr2" draw:layer="layout" svg:width="1.2cm" svg:height="1.95cm" svg:x="11.82cm" svg:y="29.618cm">
          <draw:text-box>
            <text:p>I</text:p>
          </draw:text-box>
        </draw:frame>
        <draw:frame draw:style-name="gr8" draw:layer="layout" svg:width="1.1cm" svg:height="1.85cm" svg:x="14.12cm" svg:y="29.418cm">
          <draw:text-box>
            <text:p>D</text:p>
          </draw:text-box>
        </draw:frame>
        <draw:frame draw:style-name="gr3" draw:layer="layout" svg:width="0.9cm" svg:height="1.45cm" svg:x="16.32cm" svg:y="29.418cm">
          <draw:text-box>
            <text:p>E</text:p>
          </draw:text-box>
        </draw:frame>
        <draw:path draw:style-name="gr1" draw:text-style-name="P1" draw:layer="layout" svg:width="2.052cm" svg:height="1.105cm" draw:transform="rotate (0.321664181142555) translate (8.86498217696846cm 28.4999430596814cm)" svg:viewBox="0 0 2053 1106" svg:d="m0 13c399-56 789 87 1182 133 485 58 690 523 860 881l11 79">
          <text:p/>
        </draw:path>
        <draw:path draw:style-name="gr1" draw:text-style-name="P1" draw:layer="layout" svg:width="1.201cm" svg:height="1.383cm" draw:transform="rotate (-0.127059969545188) translate (10.7879344164853cm 27.6161888182686cm)" svg:viewBox="0 0 1202 1384" svg:d="m0 1223c387-89 931 378 1142 32 230-376-268-829-440-1224l-41-31">
          <text:p/>
        </draw:path>
        <draw:path draw:style-name="gr1" draw:text-style-name="P1" draw:layer="layout" svg:width="1.603cm" svg:height="1.174cm" draw:transform="rotate (-0.542099265669439) translate (7.27292656666791cm 29.1018581996347cm)" svg:viewBox="0 0 1604 1175" svg:d="m0 21c405 6 1342-156 1228 331-87 368-346 1192 177 635l199-285">
          <text:p/>
        </draw:path>
        <draw:path draw:style-name="gr1" draw:text-style-name="P1" draw:layer="layout" svg:width="5.756cm" svg:height="8.273cm" draw:transform="rotate (-2.03610110537659) translate (2.54394980572249cm 13.9728532790835cm)" svg:viewBox="0 0 5757 8274" svg:d="m2439 8258c392 99 636-275 931-433 440-236 648-731 1001-1060 313-292 392-666 736-962 267-229 935 112 514-571-265-430-504-850-823-1224-319-372-708-697-948-1126-173-309-448-559-392-987 45-347-28-710-140-1044-102-303-159-746-490-834-331-89-654 199-988 252-336 53-589 236-918 321-301 78-633 184-835 419-284 330 204 701 365 1002 204 384 391 779 586 1168 224 446 447 891 670 1335 144 287 289 576 433 863 163 324 349 639 489 974 137 326 382 575 572 862l196 319 168 265 14 28">
          <text:p/>
        </draw:path>
        <draw:path draw:style-name="gr1" draw:text-style-name="P1" draw:layer="layout" svg:width="2.913cm" svg:height="2.766cm" draw:transform="rotate (-1.5707963267949) translate (-6.93082755524847cm 13.816cm)" svg:viewBox="0 0 2914 2767" svg:d="m156 2766c339 11 656-125 996-125 381 0 705-275 1089-249 281 19 776 15 654-498-103-432-8-893 0-1338 7-376-400-643-778-530-330 99-682 114-1027 125-326 11-671-86-934 93-319 217 26 693-93 1059-110 338-22 706-32 1058l-31 311 249 94z">
          <text:p/>
        </draw:path>
        <draw:path draw:style-name="gr1" draw:text-style-name="P1" draw:layer="layout" svg:width="1.276cm" svg:height="0.451cm" draw:transform="rotate (0.588874089622887) translate (-7.21153112172217cm 13.963718962929cm)" svg:viewBox="0 0 1277 452" svg:d="m0 10c341-17 714-34 1018 156l225 224 34 62">
          <text:p/>
        </draw:path>
        <draw:path draw:style-name="gr1" draw:text-style-name="P1" draw:layer="layout" svg:width="1.126cm" svg:height="0.529cm" draw:transform="rotate (-1.98932628142314) translate (-5.51543200773987cm 13.2706150664344cm)" svg:viewBox="0 0 1127 530" svg:d="m0 420c338-13 803 216 1021-80 419-570-541-313-557-25l-176 215">
          <text:p/>
        </draw:path>
        <draw:path draw:style-name="gr1" draw:text-style-name="P1" draw:layer="layout" svg:width="2.733cm" svg:height="0.942cm" draw:transform="rotate (-1.06395271201574) translate (-4.0988584524664cm 13.5834856365574cm)" svg:viewBox="0 0 2734 943" svg:d="m0 30c405-124 700 171 1062 269 312 85 640 152 904 359l272 151 287 124 209 10">
          <text:p/>
        </draw:path>
        <draw:path draw:style-name="gr1" draw:text-style-name="P1" draw:layer="layout" svg:width="2.644cm" svg:height="0.279cm" draw:transform="rotate (-1.5707963267949) translate (-0.763cm 13.63cm)" svg:viewBox="0 0 2645 280" svg:d="m0 0c332 16 665-22 996 62 303 77 621 21 933 31l312 32 311 93 93 62">
          <text:p/>
        </draw:path>
        <draw:frame draw:style-name="gr5" draw:layer="layout" svg:width="1cm" svg:height="1.25cm" svg:x="-5.052cm" svg:y="14.716cm">
          <draw:text-box>
            <text:p>E</text:p>
          </draw:text-box>
        </draw:frame>
        <draw:frame draw:style-name="gr6" draw:layer="layout" svg:width="1.4cm" svg:height="1.55cm" svg:x="-2.852cm" svg:y="14.316cm">
          <draw:text-box>
            <text:p>R</text:p>
          </draw:text-box>
        </draw:frame>
        <draw:frame draw:style-name="gr3" draw:layer="layout" svg:width="1cm" svg:height="1.45cm" svg:x="-0.252cm" svg:y="14.316cm">
          <draw:text-box>
            <text:p>O</text:p>
          </draw:text-box>
        </draw:frame>
        <draw:path draw:style-name="gr1" draw:text-style-name="P1" draw:layer="layout" svg:width="2.794cm" svg:height="0.427cm" draw:transform="rotate (-0.359537825910833) translate (-12.3994930069493cm 12.8816511668478cm)" svg:viewBox="0 0 2795 428" svg:d="m0 1c472-20 896 181 1350 285 367 83 850 300 1149-55l296-112">
          <text:p/>
        </draw:path>
        <draw:path draw:style-name="gr1" draw:text-style-name="P1" draw:layer="layout" svg:width="1.146cm" svg:height="0.952cm" draw:transform="rotate (-0.783827367070654) translate (-10.1921024744561cm 13.3560367196018cm)" svg:viewBox="0 0 1147 953" svg:d="m0 30c465-138 797 238 1147 450l-325 175-275 224-24 74">
          <text:p/>
        </draw:path>
        <draw:path draw:style-name="gr1" draw:text-style-name="P1" draw:layer="layout" svg:width="0.942cm" svg:height="1.211cm" draw:transform="rotate (-2.5535912285929) translate (-7.74539133703192cm 15.6479279744307cm)" svg:viewBox="0 0 943 1212" svg:d="m304 176c562-264 727 520 597 822-185 431-917 149-901-303l98-401 196-294 216 59">
          <text:p/>
        </draw:path>
        <draw:path draw:style-name="gr1" draw:text-style-name="P1" draw:layer="layout" svg:width="3.59cm" svg:height="2.781cm" draw:transform="rotate (-1.01403629540871) translate (-7.82156837405285cm 16.9955347709331cm)" svg:viewBox="0 0 3591 2782" svg:d="m241 2297c387-15 776-66 1165-45 339 19 598 260 918 352 328 94 873 356 1035-16 146-336-96-800 131-1091 283-365-92-630-335-759-294-156-597-323-812-580-332-396-666 49-796 275-190 334-391 664-635 962l-444 420-273 380-195 135">
          <text:p/>
        </draw:path>
        <draw:path draw:style-name="gr1" draw:text-style-name="P1" draw:layer="layout" svg:width="5.783cm" svg:height="7.065cm" draw:transform="skewX (3.9991306248317E-017) rotate (-1.16587994033221) translate (1.05241973915121cm 15.9610817615522cm)" svg:viewBox="0 0 5784 7066" svg:d="m0 6237c407 8 785 175 1185 237 520 79 1001 355 1529 384 364 20 784 470 1058-20 207-370 335-782 503-1173 175-409 351-819 527-1230 180-419 332-853 540-1259 161-315 141-679 318-981 185-316 172-702-102-1027-228-269-477-448-747-624-263-172-533-333-822-454-341-142-533 11-981-82-476-99-444 736-646 1111-256 475-446 985-638 1488-145 381-373 728-363 1166 9 428-274 781-405 1181-111 338-248 666-331 1009l-98 229">
          <text:p/>
        </draw:path>
        <draw:path draw:style-name="gr1" draw:text-style-name="P1" draw:layer="layout" svg:width="3.244cm" svg:height="0.299cm" draw:transform="rotate (-1.46049151806886) translate (-1.9816381743912cm 18.8494061544264cm)" svg:viewBox="0 0 3245 300" svg:d="m0 5c355 71 701-60 1062 24 332 78 690 35 1017 144 297 100 625 187 932 72l234-131">
          <text:p/>
        </draw:path>
        <draw:path draw:style-name="gr1" draw:text-style-name="P1" draw:layer="layout" svg:width="3.309cm" svg:height="0.404cm" draw:transform="rotate (-1.46049151806886) translate (0.322930941739797cm 18.5657989827534cm)" svg:viewBox="0 0 3310 405" svg:d="m0 38c353-25 721-82 1062 23 326 101 653 128 983 172 307 42 618 69 928 103l313 4 24 65">
          <text:p/>
        </draw:path>
        <draw:frame draw:style-name="gr2" draw:layer="layout" svg:width="1.2cm" svg:height="1.95cm" svg:x="-3.68cm" svg:y="19.618cm">
          <draw:text-box>
            <text:p>I</text:p>
          </draw:text-box>
        </draw:frame>
        <draw:frame draw:style-name="gr8" draw:layer="layout" svg:width="1.1cm" svg:height="1.85cm" svg:x="-1.38cm" svg:y="19.418cm">
          <draw:text-box>
            <text:p>D</text:p>
          </draw:text-box>
        </draw:frame>
        <draw:frame draw:style-name="gr3" draw:layer="layout" svg:width="0.9cm" svg:height="1.45cm" svg:x="0.82cm" svg:y="19.418cm">
          <draw:text-box>
            <text:p>E</text:p>
          </draw:text-box>
        </draw:frame>
        <draw:path draw:style-name="gr1" draw:text-style-name="P1" draw:layer="layout" svg:width="2.052cm" svg:height="1.105cm" draw:transform="rotate (0.321664181142555) translate (-6.63501782303154cm 18.4999430596814cm)" svg:viewBox="0 0 2053 1106" svg:d="m0 13c399-56 789 87 1182 133 485 58 690 523 860 881l11 79">
          <text:p/>
        </draw:path>
        <draw:path draw:style-name="gr1" draw:text-style-name="P1" draw:layer="layout" svg:width="1.201cm" svg:height="1.383cm" draw:transform="rotate (-0.127059969545188) translate (-4.7120655835147cm 17.6161888182686cm)" svg:viewBox="0 0 1202 1384" svg:d="m0 1223c387-89 931 378 1142 32 230-376-268-829-440-1224l-41-31">
          <text:p/>
        </draw:path>
        <draw:path draw:style-name="gr1" draw:text-style-name="P1" draw:layer="layout" svg:width="1.603cm" svg:height="1.174cm" draw:transform="rotate (-0.542099265669439) translate (-8.22707343333209cm 19.1018581996347cm)" svg:viewBox="0 0 1604 1175" svg:d="m0 21c405 6 1342-156 1228 331-87 368-346 1192 177 635l199-285">
          <text:p/>
        </draw:path>
        <draw:path draw:style-name="gr1" draw:text-style-name="P1" draw:layer="layout" svg:width="3.59cm" svg:height="2.781cm" draw:transform="rotate (-1.01403629540871) translate (-7.32856837405286cm 21.8375347709331cm)" svg:viewBox="0 0 3591 2782" svg:d="m241 2297c387-15 776-66 1165-45 339 19 598 260 918 352 328 94 873 356 1035-16 146-336-96-800 131-1091 283-365-92-630-335-759-294-156-597-323-812-580-332-396-666 49-796 275-190 334-391 664-635 962l-444 420-273 380-195 135">
          <text:p/>
        </draw:path>
        <draw:path draw:style-name="gr1" draw:text-style-name="P1" draw:layer="layout" svg:width="5.783cm" svg:height="7.065cm" draw:transform="rotate (-1.16587994033221) translate (1.54541973915121cm 20.8030817615522cm)" svg:viewBox="0 0 5784 7066" svg:d="m0 6237c407 8 785 175 1185 237 520 79 1001 355 1529 384 364 20 784 470 1058-20 207-370 335-782 503-1173 175-409 351-819 527-1230 180-419 332-853 540-1259 161-315 141-679 318-981 185-316 172-702-102-1027-228-269-477-448-747-624-263-172-533-333-822-454-341-142-533 11-981-82-476-99-444 736-646 1111-256 475-446 985-638 1488-145 381-373 728-363 1166 9 428-274 781-405 1181-111 338-248 666-331 1009l-98 229">
          <text:p/>
        </draw:path>
        <draw:path draw:style-name="gr1" draw:text-style-name="P1" draw:layer="layout" svg:width="3.244cm" svg:height="0.299cm" draw:transform="rotate (-1.46049151806886) translate (-1.4886381743912cm 23.6914061544264cm)" svg:viewBox="0 0 3245 300" svg:d="m0 5c355 71 701-60 1062 24 332 78 690 35 1017 144 297 100 625 187 932 72l234-131">
          <text:p/>
        </draw:path>
        <draw:path draw:style-name="gr1" draw:text-style-name="P1" draw:layer="layout" svg:width="3.309cm" svg:height="0.404cm" draw:transform="rotate (-1.46049151806886) translate (0.815930941739797cm 23.4077989827534cm)" svg:viewBox="0 0 3310 405" svg:d="m0 38c353-25 721-82 1062 23 326 101 653 128 983 172 307 42 618 69 928 103l313 4 24 65">
          <text:p/>
        </draw:path>
        <draw:frame draw:style-name="gr2" draw:layer="layout" svg:width="1.2cm" svg:height="1.95cm" svg:x="-3.187cm" svg:y="24.46cm">
          <draw:text-box>
            <text:p>I</text:p>
          </draw:text-box>
        </draw:frame>
        <draw:frame draw:style-name="gr8" draw:layer="layout" svg:width="1.1cm" svg:height="1.85cm" svg:x="-0.887cm" svg:y="24.26cm">
          <draw:text-box>
            <text:p>D</text:p>
          </draw:text-box>
        </draw:frame>
        <draw:frame draw:style-name="gr3" draw:layer="layout" svg:width="0.9cm" svg:height="1.45cm" svg:x="1.313cm" svg:y="24.26cm">
          <draw:text-box>
            <text:p>E</text:p>
          </draw:text-box>
        </draw:frame>
        <draw:path draw:style-name="gr1" draw:text-style-name="P1" draw:layer="layout" svg:width="2.052cm" svg:height="1.105cm" draw:transform="rotate (0.321664181142555) translate (-6.14201782303154cm 23.3419430596814cm)" svg:viewBox="0 0 2053 1106" svg:d="m0 13c399-56 789 87 1182 133 485 58 690 523 860 881l11 79">
          <text:p/>
        </draw:path>
        <draw:path draw:style-name="gr1" draw:text-style-name="P1" draw:layer="layout" svg:width="1.201cm" svg:height="1.383cm" draw:transform="rotate (-0.127059969545188) translate (-4.2190655835147cm 22.4581888182686cm)" svg:viewBox="0 0 1202 1384" svg:d="m0 1223c387-89 931 378 1142 32 230-376-268-829-440-1224l-41-31">
          <text:p/>
        </draw:path>
        <draw:path draw:style-name="gr1" draw:text-style-name="P1" draw:layer="layout" svg:width="1.603cm" svg:height="1.174cm" draw:transform="rotate (-0.542099265669439) translate (-7.73407343333209cm 23.9438581996347cm)" svg:viewBox="0 0 1604 1175" svg:d="m0 21c405 6 1342-156 1228 331-87 368-346 1192 177 635l199-285">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8T19:47:59</meta:creation-date>
    <dc:date>2012-11-06T20:11:14</dc:date>
    <meta:editing-duration>PT48M17S</meta:editing-duration>
    <meta:editing-cycles>3</meta:editing-cycles>
    <meta:generator>LibreOffice/3.5$Linux_x86 LibreOffice_project/350m1$Build-2</meta:generator>
    <dc:creator>castrinho8 </dc:creator>
    <meta:document-statistic meta:object-count="96"/>
  </office:meta>
</office:document-meta>
</file>